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paragraph-properties fo:text-align="center" style:justify-single-word="false"/>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style:text-underline-style="solid" style:text-underline-width="auto" style:text-underline-color="font-color" fo:font-weight="normal" style:font-weight-asian="normal" style:font-weight-complex="normal"/>
    </style:style>
    <style:style style:name="P8" style:family="paragraph" style:parent-style-name="Standard">
      <style:text-properties fo:language="en" fo:country="US"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10" style:family="paragraph" style:parent-style-name="Standard">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language="en" fo:country="US" fo:font-weight="normal" style:font-weight-asian="normal" style:font-weight-complex="normal"/>
    </style:style>
    <style:style style:name="P12"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3" style:family="paragraph" style:parent-style-name="Standard">
      <style:text-properties fo:language="en" fo:country="U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ormula">
      <style:graphic-properties fo:margin-top="0.1in" fo:margin-bottom="0in" style:wrap="parallel" style:number-wrapped-paragraphs="no-limit" style:wrap-contour="false" style:vertical-pos="middle" style:vertical-rel="baseline"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top="0.1in" fo:margin-bottom="0in"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top="0.1in" fo:margin-bottom="0.1in" style:wrap="parallel" style:number-wrapped-paragraphs="no-limit" style:wrap-contour="false" style:vertical-pos="middle" style:vertical-rel="text"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for Image Recognition</text:p>
      <text:p text:style-name="P2"/>
      <text:p text:style-name="P2"/>
      <text:p text:style-name="P10">Abstract</text:p>
      <text:p text:style-name="P2"/>
      <text:p text:style-name="P4">Neural networks is one of the state-of-the-art algorithm for machine learning today. We can found them in autonomous robot systems, object and speech recognition, prediction and many others AI tasks. This paper will describe this algorithm and test it as a object recognition system on natural picture dataset Caltech101. </text:p>
      <text:p text:style-name="P2"/>
      <text:p text:style-name="P7">Keywords</text:p>
      <text:p text:style-name="P2"/>
      <text:p text:style-name="P4">logistic regression, neural network , deep learning, convolutional neural network, object recognition, image recognition, Caltech101</text:p>
      <text:p text:style-name="P2"/>
      <text:p text:style-name="P2"/>
      <text:p text:style-name="P10">Logistic Regression</text:p>
      <text:p text:style-name="P4"/>
      <text:p text:style-name="P4">Logistic Regression is a statistical model which we can see as an simple object classification algorithm. It says that object is in some class with some probability. In his basic form he can distinguish between two classes, but it can by generalize to any number of classes. LR is directly connected to neural network's and it is basic building block of them as I prove below. </text:p>
      <text:p text:style-name="P4"/>
      <text:p text:style-name="Text_20_body">Base of this algorithm is sigmoid function. This function takes as a parameters model weights <text:span text:style-name="T1">theta </text:span>and input x. We call this function a <text:span text:style-name="T2">hypothesis</text:span>.</text:p>
      <text:p text:style-name="P5"><draw:frame draw:style-name="fr1" draw:name="Object1" text:anchor-type="as-char" svg:width="1.528in" svg:height="0.4311in" draw:z-index="1"><draw:object xlink:href="./Object 1" xlink:type="simple" xlink:show="embed" xlink:actuate="onLoad"/><draw:image xlink:href="./ObjectReplacements/Object 1" xlink:type="simple" xlink:show="embed" xlink:actuate="onLoad"/></draw:frame></text:p>
      <text:p text:style-name="P4">This hypothesis is telling us what is model thinking in his current configuration that mean what is a output of the model with his current setting of weights. If we plot this function we will see that 0 &lt;= <draw:frame draw:style-name="fr2" draw:name="Object2" text:anchor-type="as-char" svg:width="0.6472in" svg:height="0.1902in" draw:z-index="2"><draw:object xlink:href="./Object 2" xlink:type="simple" xlink:show="embed" xlink:actuate="onLoad"/><draw:image xlink:href="./ObjectReplacements/Object 2" xlink:type="simple" xlink:show="embed" xlink:actuate="onLoad"/></draw:frame>&lt;= 1. <text:s/>This property makes this algorithm suitable for classification. If we add some threshold can assign output of hypothesis to one of two classes. This unit is then called <text:span text:style-name="T2">binary decision unit</text:span>.</text:p>
      <text:p text:style-name="P4"/>
      <text:p text:style-name="P4">For purpose of illustration we define our training data to have two features x1 and x2 and belonging to two classes y=0 and y=1. By classification every data sample into class we are creating decision boundary. <text:s/>This boundary can look like this and it is set by the multiplication of model parameters with his input:</text:p>
      <text:p text:style-name="P4"/>
      <text:p text:style-name="P5">TODO: picture</text:p>
      <text:p text:style-name="P5"/>
      <text:p text:style-name="P4">Where the crosses are data belonging to first class and circles are data belonging to second class. In our example with threshold 0.5 function predicts:</text:p>
      <text:p text:style-name="P5"><draw:frame draw:style-name="fr3" draw:name="Object3" text:anchor-type="as-char" svg:width="2.7126in" svg:height="0.4728in" draw:z-index="0"><draw:object xlink:href="./Object 3" xlink:type="simple" xlink:show="embed" xlink:actuate="onLoad"/><draw:image xlink:href="./ObjectReplacements/Object 3" xlink:type="simple" xlink:show="embed" xlink:actuate="onLoad"/></draw:frame> </text:p>
      <text:p text:style-name="P4"/>
      <text:p text:style-name="P4">But what if our decision boundary was not fitting the data correctly. Then we have to change model parameters. For this purpose we must first define cost function for this model.</text:p>
      <text:p text:style-name="P5"><text:soft-page-break/><draw:frame draw:style-name="fr4" draw:name="Object4" text:anchor-type="as-char" svg:width="4.1098in" svg:height="0.6429in" draw:z-index="3"><draw:object xlink:href="./Object 4" xlink:type="simple" xlink:show="embed" xlink:actuate="onLoad"/><draw:image xlink:href="./ObjectReplacements/Object 4" xlink:type="simple" xlink:show="embed" xlink:actuate="onLoad"/></draw:frame></text:p>
      <text:p text:style-name="P4">This cost function penalize hypothesis for wrong answers. If we plot this log functions we will see that cost for wrong answers is exponentially growing to infinite and cost for correct answers is 0. By knowing that we want to minimize cost function for our data set. In chapter below I will describe Gradient Descent algorithm for minimizing cost function.</text:p>
      <text:p text:style-name="P5"><draw:frame draw:style-name="fr4" draw:name="Object5" text:anchor-type="as-char" svg:width="2.5075in" svg:height="0.6661in" draw:z-index="4"><draw:object xlink:href="./Object 5" xlink:type="simple" xlink:show="embed" xlink:actuate="onLoad"/><draw:image xlink:href="./ObjectReplacements/Object 5" xlink:type="simple" xlink:show="embed" xlink:actuate="onLoad"/></draw:frame></text:p>
      <text:p text:style-name="P4"/>
      <text:p text:style-name="P4">Multiclass classification is done by <text:span text:style-name="T2">one-vs-all</text:span><text:span text:style-name="T1"> method sometimes called </text:span><text:span text:style-name="T2">one-vs-rest</text:span><text:span text:style-name="T1">. Basically we will divide our classification problem into set of binary classification problems. We will then train multiple classifiers (number of classifiers is the same as the number of classes </text:span><text:span text:style-name="T2">i</text:span><text:span text:style-name="T1">) each one producing his own </text:span><text:span text:style-name="T1"><draw:frame draw:style-name="fr2" draw:name="Object6" text:anchor-type="as-char" svg:width="0.6063in" svg:height="0.2335in" draw:z-index="6"><draw:object xlink:href="./Object 6" xlink:type="simple" xlink:show="embed" xlink:actuate="onLoad"/><draw:image xlink:href="./ObjectReplacements/Object 6" xlink:type="simple" xlink:show="embed" xlink:actuate="onLoad"/></draw:frame></text:span><text:span text:style-name="T1">. We will not apply the threshold thus our hypothesis is computing the probability of </text:span><text:span text:style-name="T1"><draw:frame draw:style-name="fr2" draw:name="Object8" text:anchor-type="as-char" svg:width="0.4409in" svg:height="0.1846in" draw:z-index="7"><draw:object xlink:href="./Object 8" xlink:type="simple" xlink:show="embed" xlink:actuate="onLoad"/><draw:image xlink:href="./ObjectReplacements/Object 8" xlink:type="simple" xlink:show="embed" xlink:actuate="onLoad"/><svg:desc>formula</svg:desc></draw:frame></text:span><text:span text:style-name="T1">. <text:s/>On output we will pick most certain classifier. </text:span></text:p>
      <text:p text:style-name="P8"/>
      <text:p text:style-name="P9"><draw:frame draw:style-name="fr2" draw:name="Object7" text:anchor-type="as-char" svg:width="1.0272in" svg:height="0.2327in" draw:z-index="5"><draw:object xlink:href="./Object 7" xlink:type="simple" xlink:show="embed" xlink:actuate="onLoad"/><draw:image xlink:href="./ObjectReplacements/Object 7" xlink:type="simple" xlink:show="embed" xlink:actuate="onLoad"/></draw:frame></text:p>
      <text:p text:style-name="P3">Gradient Descent</text:p>
      <text:p text:style-name="P3"/>
      <text:p text:style-name="P6">Gradient descent is model optimization algorithm. He is trying to fit model parameters according to data by minimizing cost function. If function which we are trying to minimize is convex we are guaranteed that function has only one minimum (global minimum). If not we can find sub optimal solution by ending up in local minimum. Backbone of this algorithm is very simple:</text:p>
      <text:p text:style-name="P6"/>
      <text:list xml:id="list8588157391882991717" text:style-name="L1">
        <text:list-item>
          <text:p text:style-name="P12">Initialize model with some parameters</text:p>
        </text:list-item>
        <text:list-item>
          <text:p text:style-name="P12">Keep changing model parameters by minimizing cost function until we find a minimum</text:p>
        </text:list-item>
      </text:list>
      <text:p text:style-name="P5"><draw:frame draw:style-name="fr4" draw:name="Object9" text:anchor-type="as-char" svg:width="5.9752in" svg:height="0.5854in" draw:z-index="8"><draw:object xlink:href="./Object 9" xlink:type="simple" xlink:show="embed" xlink:actuate="onLoad"/><draw:image xlink:href="./ObjectReplacements/Object 9" xlink:type="simple" xlink:show="embed" xlink:actuate="onLoad"/></draw:frame></text:p>
      <text:p text:style-name="P6">Where alpha is learning rate which is telling us how big our step will be (how fast will our algorithm will converge), derivative term is direction <text:s/>of steepest descent. Algorithm is implemented with simultaneous update of parameters. U should try different learning rates for your problem usually we initialize this with small number for example 0.001.</text:p>
      <text:p text:style-name="P6"/>
      <text:p text:style-name="P6">If we set learning rate too big there is a possibility to overshoot minimum and algorithm may fail to converge or even diverge. Even with proper learning rate fixed and small enough algorithm is guaranteed to converge and not overshoot the minimum because derivatives get smaller <text:s/>as we are approaching to minimum. On the other hand choosing learning to small algorithm will converge very slowly.</text:p>
      <text:p text:style-name="P6"/>
      <text:p text:style-name="P6">Testing that algorithm is working correctly can be done by plotting cost function <text:s/>as number of epoch (epoch is one go through over training set) goes. We would see that cost function is decreasing every iteration. Or we may come up with more automatic way when we sample from cost function and check if we converged. Usually we declare convergence when step is smaller than <draw:frame draw:style-name="fr5" draw:name="Object10" text:anchor-type="as-char" svg:width="0.3701in" svg:height="0.2075in" draw:z-index="9"><draw:object xlink:href="./Object 10" xlink:type="simple" xlink:show="embed" xlink:actuate="onLoad"/><draw:image xlink:href="./ObjectReplacements/Object 10" xlink:type="simple" xlink:show="embed" xlink:actuate="onLoad"/></draw:frame> but this is state of preference. <text:s/>We can speed up Gradient Descent if u use some data normalization techniques such as Mean Normalization and Feature Scaling for more details see. </text:p>
      <text:p text:style-name="P6"><text:soft-page-break/>Gradient Descent isn't only algorithm to minimize objective function parameters. Here is a list of some more complex algorithms where we usually don't care about learning rate alpha and they are usually faster. Also analytical solution exists, it's called normal equation. It is correct to use it when we don't have many features (matrix operations might take too long for large matrices). For more detail's about normal equation see this.</text:p>
      <text:p text:style-name="P6"/>
      <text:p text:style-name="P3"/>
      <text:p text:style-name="P6">TODO: matrix notation, podivat se na hintona na error surfi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40M10S</meta:editing-duration>
    <meta:editing-cycles>17</meta:editing-cycles>
    <meta:generator>OpenOffice.org/3.4.1$Win32 OpenOffice.org_project/341m1$Build-9593</meta:generator>
    <dc:date>2013-02-25T23:39:42.60</dc:date>
    <meta:document-statistic meta:table-count="0" meta:image-count="0" meta:object-count="10" meta:page-count="3" meta:paragraph-count="30" meta:word-count="859" meta:character-count="5241"/>
    <meta:user-defined meta:name="Info 1"/>
    <meta:user-defined meta:name="Info 2"/>
    <meta:user-defined meta:name="Info 3"/>
    <meta:user-defined meta:name="Info 4"/>
  </office:meta>
</office:document-meta>
</file>

<file path=Object 1/content.xml><?xml version="1.0" encoding="utf-8"?>
<math xmlns="http://www.w3.org/1998/Math/MathML">
  <semantics>
    <mrow>
      <msub>
        <mi>h</mi>
        <mrow>
          <mi mathvariant="italic">theta</mi>
        </mrow>
      </msub>
      <mrow>
        <mrow>
          <mo stretchy="false">(</mo>
          <mrow>
            <mi>x</mi>
          </mrow>
          <mo stretchy="false">)</mo>
        </mrow>
        <mo stretchy="false">=</mo>
        <mfrac>
          <mrow>
            <mn>1</mn>
          </mrow>
          <mrow>
            <mrow>
              <mn>1</mn>
              <mo stretchy="false">+</mo>
              <msup>
                <mi mathvariant="normal">e</mi>
                <mrow>
                  <mrow>
                    <mo stretchy="false">−</mo>
                    <mrow>
                      <mo stretchy="false">(</mo>
                      <mrow>
                        <msup>
                          <mi mathvariant="italic">theta</mi>
                          <mrow>
                            <mi>T</mi>
                          </mrow>
                        </msup>
                        <mi>x</mi>
                      </mrow>
                      <mo stretchy="false">)</mo>
                    </mrow>
                  </mrow>
                </mrow>
              </msup>
            </mrow>
          </mrow>
        </mfrac>
      </mrow>
    </mrow>
    <annotation encoding="StarMath 5.0">h_{theta}(x) = {1} over {1 + func e^{-(theta^{T}x) }}</annotation>
  </semantics>
</math>
</file>

<file path=Object 10/content.xml><?xml version="1.0" encoding="utf-8"?>
<math xmlns="http://www.w3.org/1998/Math/MathML">
  <semantics>
    <mrow>
      <msup>
        <mn>10</mn>
        <mrow>
          <mo stretchy="false">−</mo>
          <mn>3</mn>
        </mrow>
      </msup>
    </mrow>
    <annotation encoding="StarMath 5.0">10^-3</annotation>
  </semantics>
</math>
</file>

<file path=Object 2/content.xml><?xml version="1.0" encoding="utf-8"?>
<math xmlns="http://www.w3.org/1998/Math/MathML">
  <semantics>
    <mrow>
      <mi>h</mi>
      <mrow>
        <mo stretchy="false">(</mo>
        <mrow>
          <mi mathvariant="italic">theta</mi>
        </mrow>
        <mo stretchy="false">)</mo>
      </mrow>
    </mrow>
    <annotation encoding="StarMath 5.0"> h(theta)</annotation>
  </semantics>
</math>
</file>

<file path=Object 3/content.xml><?xml version="1.0" encoding="utf-8"?>
<math xmlns="http://www.w3.org/1998/Math/MathML">
  <semantics>
    <mtable>
      <mtr>
        <mtd>
          <mrow>
            <mi mathvariant="italic">Predicts</mi>
            <mi/>
            <msub>
              <mi>h</mi>
              <mi mathvariant="italic">theta</mi>
            </msub>
            <mrow>
              <mrow>
                <mo stretchy="false">(</mo>
                <mrow>
                  <mi>x</mi>
                </mrow>
                <mo stretchy="false">)</mo>
              </mrow>
              <mo stretchy="false">=</mo>
              <mn>1</mn>
            </mrow>
            <mi/>
            <mi mathvariant="italic">if</mi>
            <mi/>
            <mrow>
              <mrow>
                <mrow>
                  <msubsup>
                    <mi>x</mi>
                    <mrow>
                      <mn>1</mn>
                    </mrow>
                    <mn>2</mn>
                  </msubsup>
                  <mo stretchy="false">+</mo>
                  <msubsup>
                    <mi>x</mi>
                    <mrow>
                      <mn>2</mn>
                    </mrow>
                    <mn>2</mn>
                  </msubsup>
                </mrow>
                <mo stretchy="false">−</mo>
                <mn>1</mn>
              </mrow>
              <mo stretchy="false">⩾</mo>
              <mn>0</mn>
            </mrow>
          </mrow>
        </mtd>
      </mtr>
      <mtr>
        <mtd>
          <mrow>
            <mi mathvariant="italic">Predicts</mi>
            <mi/>
            <msub>
              <mi>h</mi>
              <mi mathvariant="italic">theta</mi>
            </msub>
            <mrow>
              <mrow>
                <mo stretchy="false">(</mo>
                <mrow>
                  <mi>x</mi>
                </mrow>
                <mo stretchy="false">)</mo>
              </mrow>
              <mo stretchy="false">=</mo>
              <mn>0</mn>
            </mrow>
            <mi/>
            <mi mathvariant="italic">if</mi>
            <mi/>
            <mrow>
              <mrow>
                <mrow>
                  <msubsup>
                    <mi>x</mi>
                    <mrow>
                      <mn>1</mn>
                    </mrow>
                    <mn>2</mn>
                  </msubsup>
                  <mo stretchy="false">+</mo>
                  <msubsup>
                    <mi>x</mi>
                    <mrow>
                      <mn>2</mn>
                    </mrow>
                    <mn>2</mn>
                  </msubsup>
                </mrow>
                <mo stretchy="false">−</mo>
                <mn>1</mn>
              </mrow>
              <mo stretchy="false">&lt;</mo>
              <mn>0</mn>
            </mrow>
          </mrow>
        </mtd>
      </mtr>
    </mtable>
    <annotation encoding="StarMath 5.0">Predicts ~ h_theta(x) = 1 ~ if ~ x_{1}^2 + x_{2}^2 - 1  geslant 0 newline
Predicts ~ h_theta(x) = 0 ~ if ~ x_{1}^2 + x_{2}^2 - 1 &lt;  0</annotation>
  </semantics>
</math>
</file>

<file path=Object 4/content.xml><?xml version="1.0" encoding="utf-8"?>
<math xmlns="http://www.w3.org/1998/Math/MathML">
  <semantics>
    <mtable>
      <mtr>
        <mtd>
          <mrow>
            <mi mathvariant="italic">cost</mi>
            <mrow>
              <mo stretchy="false">(</mo>
              <mrow>
                <mi>h</mi>
                <mrow>
                  <mo stretchy="false">(</mo>
                  <mrow>
                    <mi>x</mi>
                  </mrow>
                  <mo stretchy="false">)</mo>
                </mrow>
                <mi>,</mi>
                <mi>y</mi>
              </mrow>
              <mo stretchy="false">)</mo>
            </mrow>
            <mrow>
              <mi/>
              <mo stretchy="false">=</mo>
              <mrow>
                <mi/>
                <mo stretchy="false">−</mo>
                <mi mathvariant="italic">ylog</mi>
              </mrow>
            </mrow>
            <mrow>
              <mrow>
                <mo stretchy="false">(</mo>
                <mrow>
                  <msub>
                    <mi>h</mi>
                    <mrow>
                      <mi mathvariant="italic">theta</mi>
                    </mrow>
                  </msub>
                  <mrow>
                    <mo stretchy="false">(</mo>
                    <mrow>
                      <mi>x</mi>
                    </mrow>
                    <mo stretchy="false">)</mo>
                  </mrow>
                </mrow>
                <mo stretchy="false">)</mo>
              </mrow>
              <mo stretchy="false">−</mo>
              <mrow>
                <mo stretchy="false">(</mo>
                <mrow>
                  <mrow>
                    <mn>1</mn>
                    <mo stretchy="false">−</mo>
                    <mi>y</mi>
                  </mrow>
                </mrow>
                <mo stretchy="false">)</mo>
              </mrow>
            </mrow>
            <mi>log</mi>
            <mrow>
              <mo stretchy="false">(</mo>
              <mrow>
                <mrow>
                  <mn>1</mn>
                  <mo stretchy="false">−</mo>
                  <mrow>
                    <mo stretchy="false">(</mo>
                    <mrow>
                      <msub>
                        <mi>h</mi>
                        <mrow>
                          <mi mathvariant="italic">theta</mi>
                        </mrow>
                      </msub>
                      <mrow>
                        <mo stretchy="false">(</mo>
                        <mrow>
                          <mi>x</mi>
                        </mrow>
                        <mo stretchy="false">)</mo>
                      </mrow>
                    </mrow>
                    <mo stretchy="false">)</mo>
                  </mrow>
                </mrow>
              </mrow>
              <mo stretchy="false">)</mo>
            </mrow>
          </mrow>
        </mtd>
      </mtr>
      <mtr>
        <mtd>
          <mrow>
            <mi mathvariant="italic">if</mi>
            <mi/>
            <mrow>
              <mi>y</mi>
              <mo stretchy="false">=</mo>
              <mn>0</mn>
            </mrow>
            <mi/>
            <mi mathvariant="italic">then</mi>
            <mrow>
              <mi/>
              <mo stretchy="false">−</mo>
              <mi>log</mi>
            </mrow>
            <mrow>
              <mo stretchy="false">(</mo>
              <mrow>
                <mrow>
                  <mn>1</mn>
                  <mo stretchy="false">−</mo>
                  <mrow>
                    <mo stretchy="false">(</mo>
                    <mrow>
                      <msub>
                        <mi>h</mi>
                        <mrow>
                          <mi mathvariant="italic">theta</mi>
                        </mrow>
                      </msub>
                      <mrow>
                        <mo stretchy="false">(</mo>
                        <mrow>
                          <mi>x</mi>
                        </mrow>
                        <mo stretchy="false">)</mo>
                      </mrow>
                    </mrow>
                    <mo stretchy="false">)</mo>
                  </mrow>
                </mrow>
              </mrow>
              <mo stretchy="false">)</mo>
            </mrow>
          </mrow>
        </mtd>
      </mtr>
      <mtr>
        <mtd>
          <mrow>
            <mi mathvariant="italic">if</mi>
            <mi/>
            <mrow>
              <mi>y</mi>
              <mo stretchy="false">=</mo>
              <mn>1</mn>
            </mrow>
            <mi/>
            <mi mathvariant="italic">then</mi>
            <mrow>
              <mi/>
              <mo stretchy="false">−</mo>
              <mi>log</mi>
            </mrow>
            <mrow>
              <mo stretchy="false">(</mo>
              <mrow>
                <msub>
                  <mi>h</mi>
                  <mrow>
                    <mi mathvariant="italic">theta</mi>
                  </mrow>
                </msub>
                <mrow>
                  <mo stretchy="false">(</mo>
                  <mrow>
                    <mi>x</mi>
                  </mrow>
                  <mo stretchy="false">)</mo>
                </mrow>
              </mrow>
              <mo stretchy="false">)</mo>
            </mrow>
          </mrow>
        </mtd>
      </mtr>
    </mtable>
    <annotation encoding="StarMath 5.0">cost(h(x),y)`=`-ylog(h_{theta}(x))-(1-y)log(1-(h_{theta}(x))) newline
if `y=0 `then` -log(1-(h_{theta}(x))) newline
if `y=1 `then` -log(h_{theta}(x))</annotation>
  </semantics>
</math>
</file>

<file path=Object 5/content.xml><?xml version="1.0" encoding="utf-8"?>
<math xmlns="http://www.w3.org/1998/Math/MathML">
  <semantics>
    <mtable>
      <mtr>
        <mtd>
          <mrow>
            <mi>J</mi>
            <mrow>
              <mrow>
                <mo stretchy="false">(</mo>
                <mrow>
                  <mi mathvariant="italic">theta</mi>
                </mrow>
                <mo stretchy="false">)</mo>
              </mrow>
              <mo stretchy="false">=</mo>
              <mfrac>
                <mn>1</mn>
                <mi>m</mi>
              </mfrac>
            </mrow>
            <mrow>
              <munderover>
                <mo stretchy="false">∑</mo>
                <mrow>
                  <mrow>
                    <mi>i</mi>
                    <mo stretchy="false">=</mo>
                    <mn>1</mn>
                  </mrow>
                </mrow>
                <mrow>
                  <mi>m</mi>
                </mrow>
              </munderover>
              <mrow>
                <mo stretchy="false">(</mo>
                <mrow>
                  <mi mathvariant="italic">cost</mi>
                  <mrow>
                    <mo stretchy="false">(</mo>
                    <mrow>
                      <msub>
                        <mi>h</mi>
                        <mi mathvariant="italic">theta</mi>
                      </msub>
                      <mrow>
                        <mo stretchy="false">(</mo>
                        <mrow>
                          <msup>
                            <mi>x</mi>
                            <mi>i</mi>
                          </msup>
                        </mrow>
                        <mo stretchy="false">)</mo>
                      </mrow>
                      <mi>,</mi>
                      <msup>
                        <mi>y</mi>
                        <mi>i</mi>
                      </msup>
                    </mrow>
                    <mo stretchy="false">)</mo>
                  </mrow>
                </mrow>
                <mo stretchy="false">)</mo>
              </mrow>
            </mrow>
          </mrow>
        </mtd>
      </mtr>
      <mtr>
        <mtd>
          <mrow>
            <msub>
              <mi mathvariant="italic">min</mi>
              <mi mathvariant="italic">theta</mi>
            </msub>
            <mi>J</mi>
            <mrow>
              <mo stretchy="false">(</mo>
              <mrow>
                <mi mathvariant="italic">theta</mi>
              </mrow>
              <mo stretchy="false">)</mo>
            </mrow>
          </mrow>
        </mtd>
      </mtr>
    </mtable>
    <annotation encoding="StarMath 5.0">J(theta)= 1 over m sum from{i=1} to{m}(cost(h_theta(x^i), y^i)) newline
min_theta J(theta)</annotation>
  </semantics>
</math>
</file>

<file path=Object 6/content.xml><?xml version="1.0" encoding="utf-8"?>
<math xmlns="http://www.w3.org/1998/Math/MathML">
  <semantics>
    <mrow>
      <msubsup>
        <mi>h</mi>
        <mi mathvariant="italic">theta</mi>
        <mi>i</mi>
      </msubsup>
      <mrow>
        <mo stretchy="false">(</mo>
        <mrow>
          <mi>x</mi>
        </mrow>
        <mo stretchy="false">)</mo>
      </mrow>
    </mrow>
    <annotation encoding="StarMath 5.0">h_theta^i(x)</annotation>
  </semantics>
</math>
</file>

<file path=Object 7/content.xml><?xml version="1.0" encoding="utf-8"?>
<math xmlns="http://www.w3.org/1998/Math/MathML">
  <semantics>
    <mrow>
      <mi mathvariant="italic">max</mi>
      <mrow>
        <mo stretchy="false">(</mo>
        <mrow>
          <msubsup>
            <mi>h</mi>
            <mi mathvariant="italic">theta</mi>
            <mi>i</mi>
          </msubsup>
          <mrow>
            <mo stretchy="false">(</mo>
            <mrow>
              <mi>x</mi>
            </mrow>
            <mo stretchy="false">)</mo>
          </mrow>
        </mrow>
        <mo stretchy="false">)</mo>
      </mrow>
    </mrow>
    <annotation encoding="StarMath 5.0">max(h_theta^i(x))</annotation>
  </semantics>
</math>
</file>

<file path=Object 8/content.xml><?xml version="1.0" encoding="utf-8"?>
<math xmlns="http://www.w3.org/1998/Math/MathML">
  <semantics>
    <mrow>
      <mi>y</mi>
      <mrow>
        <mi/>
        <mo stretchy="false">=</mo>
        <mi/>
      </mrow>
      <mi>i</mi>
    </mrow>
    <annotation encoding="StarMath 5.0">y`=`i</annotation>
  </semantics>
</math>
</file>

<file path=Object 9/content.xml><?xml version="1.0" encoding="utf-8"?>
<math xmlns="http://www.w3.org/1998/Math/MathML">
  <semantics>
    <mtable>
      <mtr>
        <mtd>
          <mrow>
            <mi mathvariant="italic">repeatUntilConverge</mi>
            <mi/>
            <mo stretchy="false">→</mo>
            <mi/>
            <msub>
              <mi mathvariant="italic">TMPtheta</mi>
              <mi>j</mi>
            </msub>
            <mrow>
              <mi/>
              <mo stretchy="false">=</mo>
              <mi/>
            </mrow>
            <mrow>
              <msub>
                <mi mathvariant="italic">theta</mi>
                <mi>j</mi>
              </msub>
              <mo stretchy="false">−</mo>
              <mi mathvariant="italic">alpha</mi>
            </mrow>
            <mfrac>
              <mrow>
                <mo stretchy="false">∂</mo>
              </mrow>
              <mrow>
                <mo stretchy="false">∂</mo>
                <msub>
                  <mi mathvariant="italic">theta</mi>
                  <mi>j</mi>
                </msub>
              </mrow>
            </mfrac>
            <mi>J</mi>
            <mrow>
              <mo stretchy="false">(</mo>
              <mrow>
                <msub>
                  <mi mathvariant="italic">theta</mi>
                  <mn>0,</mn>
                </msub>
                <msub>
                  <mi mathvariant="italic">theta</mi>
                  <mn>1,.</mn>
                </msub>
                <mn>..</mn>
                <mi>,</mi>
                <msub>
                  <mi mathvariant="italic">theta</mi>
                  <mi>n</mi>
                </msub>
              </mrow>
              <mo stretchy="false">)</mo>
            </mrow>
          </mrow>
        </mtd>
      </mtr>
      <mtr>
        <mtd>
          <mrow>
            <mi/>
            <mo stretchy="false">→</mo>
            <mi/>
            <msub>
              <mi mathvariant="italic">theta</mi>
              <mi>j</mi>
            </msub>
            <mrow>
              <mi/>
              <mo stretchy="false">=</mo>
              <mi/>
            </mrow>
            <msub>
              <mi mathvariant="italic">TMPtheta</mi>
              <mi>j</mi>
            </msub>
          </mrow>
        </mtd>
      </mtr>
    </mtable>
    <annotation encoding="StarMath 5.0">repeatUntilConverge 
~rightarrow~ TMPtheta_j `=` theta_j - alpha {partial} over {partial theta_j}J(theta_0,theta_1,..., theta_n)
newline
~rightarrow~ theta_j `=` TMPtheta_j
</annotation>
  </semantics>
</math>
</file>